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2776" calcext:value-type="float">
            <text:p>53.4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3256" calcext:value-type="float">
            <text:p>53.4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7704" calcext:value-type="float">
            <text:p>53.2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8832" calcext:value-type="float">
            <text:p>53.1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14" calcext:value-type="float">
            <text:p>53.1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1192" calcext:value-type="float">
            <text:p>52.9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201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368" calcext:value-type="float">
            <text:p>52.4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7776" calcext:value-type="float">
            <text:p>51.5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200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9072" calcext:value-type="float">
            <text:p>51.2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4024" calcext:value-type="float">
            <text:p>50.4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1456" calcext:value-type="float">
            <text:p>50.5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4816" calcext:value-type="float">
            <text:p>50.7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6616" calcext:value-type="float">
            <text:p>49.8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084" calcext:value-type="float">
            <text:p>48.6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3784" calcext:value-type="float">
            <text:p>48.5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199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7864" calcext:value-type="float">
            <text:p>46.9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199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6301</text:p>
          </table:table-cell>
          <table:table-cell office:value-type="string" calcext:value-type="string">
            <text:p>P.D.Q. Farms, Inc.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2736" calcext:value-type="float">
            <text:p>45.5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